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45.5104in" fo:margin-left="-0.075in" fo:margin-top="0in" fo:margin-bottom="0in" table:align="left" style:writing-mode="lr-tb"/>
    </style:style>
    <style:style style:name="Table2.A" style:family="table-column">
      <style:table-column-properties style:column-width="22.7549in"/>
    </style:style>
    <style:style style:name="Table2.B" style:family="table-column">
      <style:table-column-properties style:column-width="22.7556in"/>
    </style:style>
    <style:style style:name="Table2.1" style:family="table-row">
      <style:table-row-properties style:keep-together="true" fo:keep-together="auto"/>
    </style:style>
    <style:style style:name="Table2.A1" style:family="table-cell">
      <style:table-cell-properties style:vertical-align="bottom" fo:padding-left="0.075in" fo:padding-right="0.075in" fo:padding-top="0in" fo:padding-bottom="0in" fo:border="none"/>
    </style:style>
    <style:style style:name="Table2.A2" style:family="table-cell">
      <style:table-cell-properties fo:padding-left="0.075in" fo:padding-right="0.075in" fo:padding-top="0in" fo:padding-bottom="0in" fo:border="none"/>
    </style:style>
    <style:style style:name="Table4" style:family="table">
      <style:table-properties style:width="7in" table:align="margins"/>
    </style:style>
    <style:style style:name="Table4.A" style:family="table-column">
      <style:table-column-properties style:column-width="2.3333in" style:rel-column-width="3360*"/>
    </style:style>
    <style:style style:name="Table4.B" style:family="table-column">
      <style:table-column-properties style:column-width="1.8708in" style:rel-column-width="2694*"/>
    </style:style>
    <style:style style:name="Table4.C" style:family="table-column">
      <style:table-column-properties style:column-width="2.7958in" style:rel-column-width="4026*"/>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left="none" fo:border-right="none" fo:border-top="0.0007in solid #000000" fo:border-bottom="0.0007in solid #000000"/>
    </style:style>
    <style:style style:name="Table4.C1" style:family="table-cell">
      <style:table-cell-properties fo:padding="0.0382in" fo:border-left="none" fo:border-right="0.0007in solid #000000" fo:border-top="0.0007in solid #000000" fo:border-bottom="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none" fo:border-right="none" fo:border-top="none" fo:border-bottom="0.0007in solid #000000"/>
    </style:style>
    <style:style style:name="Table4.C2" style:family="table-cell">
      <style:table-cell-properties fo:padding="0.0382in" fo:border-left="none" fo:border-right="0.0007in solid #000000" fo:border-top="none" fo:border-bottom="0.0007in solid #000000"/>
    </style:style>
    <style:style style:name="Table1" style:family="table">
      <style:table-properties style:width="7in" table:align="margins"/>
    </style:style>
    <style:style style:name="Table1.A" style:family="table-column">
      <style:table-column-properties style:column-width="1.1556in" style:rel-column-width="1664*"/>
    </style:style>
    <style:style style:name="Table1.B" style:family="table-column">
      <style:table-column-properties style:column-width="5.8444in" style:rel-column-width="841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Compact">
      <style:paragraph-properties fo:text-align="start" style:justify-single-word="false"/>
    </style:style>
    <style:style style:name="P2" style:family="paragraph" style:parent-style-name="Table_20_Heading">
      <style:paragraph-properties fo:margin-top="0in" fo:margin-bottom="0in"/>
      <style:text-properties style:font-name="CMU Serif Extra1"/>
    </style:style>
    <style:style style:name="P3" style:family="paragraph" style:parent-style-name="Table_20_Heading">
      <style:paragraph-properties fo:margin-top="0in" fo:margin-bottom="0in"/>
      <style:text-properties style:font-name="CMU Serif Extra1" fo:font-weight="bold" style:font-weight-asian="bold" style:font-weight-complex="bold"/>
    </style:style>
    <style:style style:name="P4" style:family="paragraph" style:parent-style-name="Table_20_Contents">
      <style:paragraph-properties fo:margin-top="0in" fo:margin-bottom="0in"/>
    </style:style>
    <style:style style:name="P5" style:family="paragraph" style:parent-style-name="Table_20_Contents">
      <style:paragraph-properties fo:margin-top="0in" fo:margin-bottom="0in" fo:text-align="center" style:justify-single-word="false"/>
    </style:style>
    <style:style style:name="P6" style:family="paragraph" style:parent-style-name="Table_20_Contents">
      <style:paragraph-properties fo:margin-top="0in" fo:margin-bottom="0in" fo:text-align="center" style:justify-single-word="false"/>
      <style:text-properties style:font-name="CMU Serif Extra1"/>
    </style:style>
    <style:style style:name="P7" style:family="paragraph" style:parent-style-name="Heading_20_2">
      <style:paragraph-properties fo:break-before="page"/>
    </style:style>
    <style:style style:name="P8" style:family="paragraph" style:parent-style-name="Heading_20_1" style:master-page-name="Standard">
      <style:paragraph-properties style:page-number="auto"/>
    </style:style>
    <style:style style:name="P9" style:family="paragraph" style:parent-style-name="Compact" style:list-style-name="WWNum1001"/>
    <style:style style:name="P10" style:family="paragraph" style:parent-style-name="Compact" style:list-style-name="WWNum1002"/>
    <style:style style:name="P11" style:family="paragraph" style:parent-style-name="Compact" style:list-style-name="WWNum1003"/>
    <style:style style:name="P12" style:family="paragraph" style:parent-style-name="Compact" style:list-style-name="WWNum1004"/>
    <style:style style:name="P13" style:family="paragraph" style:parent-style-name="First_20_Paragraph">
      <style:paragraph-properties fo:margin-top="0in" fo:margin-bottom="0in" fo:text-align="center" style:justify-single-word="false"/>
    </style:style>
    <style:style style:name="P14" style:family="paragraph" style:parent-style-name="Text_20_body">
      <style:paragraph-properties fo:margin-top="0in" fo:margin-bottom="0.1402in"/>
    </style:style>
    <style:style style:name="P15" style:family="paragraph" style:parent-style-name="Text_20_body">
      <style:paragraph-properties fo:margin-top="0in" fo:margin-bottom="0in"/>
    </style:style>
    <style:style style:name="T1" style:family="text">
      <style:text-properties fo:font-style="italic" style:font-style-asian="italic"/>
    </style:style>
    <style:style style:name="T2" style:family="text">
      <style:text-properties fo:color="#000000"/>
    </style:style>
    <style:style style:name="T3" style:family="text">
      <style:text-properties style:font-name="CMU Serif Extra1"/>
    </style:style>
    <style:style style:name="T4" style:family="text">
      <style:text-properties style:font-name="CMU Serif Extra1" fo:font-weight="bold" style:font-weight-asian="bold" style:font-weight-complex="bold"/>
    </style:style>
    <style:style style:name="T5" style:family="text">
      <style:text-properties style:font-name="CMU Serif3" fo:font-weight="bold" style:font-weight-asian="bold" style:font-weight-complex="bold"/>
    </style:style>
    <style:style style:name="T6" style:family="text">
      <style:text-properties style:text-position="super 58%"/>
    </style:style>
    <style:style style:name="T7" style:family="text">
      <style:text-properties style:font-name="CMU Serif Extra" fo:font-weight="bold"/>
    </style:style>
    <style:style style:name="T8" style:family="text">
      <style:text-properties style:font-name="CMU Serif3"/>
    </style:style>
    <style:style style:name="T9" style:family="text">
      <style:text-properties style:font-name="CMU Serif3" fo:font-size="10pt" style:font-size-asian="10pt" style:font-size-complex="10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veres-one-did-method-1.0"/>Veres One DID Method 1.0</text:p>
      <text:p text:style-name="Heading_20_1a_20_Sub_20_WoT"><text:bookmark text:name="a-decentralized-identifier-method-for-the-veres-one-ledger"/>A decentralized identifier method for the Veres One Ledger</text:p>
      <text:p text:style-name="Heading_20_1a_20_Sub_20_WoT"><text:bookmark text:name="draft-community-group-report-01-october-2017"/>Draft Community Group Report 01 October 2017</text:p>
      <text:p text:style-name="Heading_20_1b_20_Sub_20_Author">by <text:a xlink:type="simple" xlink:href="http://manu.sporny.org/" text:style-name="Internet_20_link" text:visited-style-name="Visited_20_Internet_20_Link">Manu Sporny</text:a>, <text:a xlink:type="simple" xlink:href="https://digitalbazaar.com/" text:style-name="Internet_20_link" text:visited-style-name="Visited_20_Internet_20_Link">Digital Bazaar</text:a> &amp; <text:a xlink:type="simple" xlink:href="https://github.com/dlongley" text:style-name="Internet_20_link" text:visited-style-name="Visited_20_Internet_20_Link">Dave Longley</text:a>, <text:a xlink:type="simple" xlink:href="https://digitalbazaar.com/" text:style-name="Internet_20_link" text:visited-style-name="Visited_20_Internet_20_Link">Digital Bazaar</text:a></text:p>
      <text:h text:style-name="Heading_20_2" text:outline-level="2">Abstract</text:h>
      <text:p text:style-name="First_20_Paragraph">The Veres One Ledger is a permissionless public ledger designed specifically for the creation and management of <text:a xlink:type="simple" xlink:href="https://w3c-ccg.github.io/did-spec/" text:style-name="Internet_20_link" text:visited-style-name="Visited_20_Internet_20_Link">decentralized identifiers</text:a> (DIDs). Veres One DIDs are <text:a xlink:type="simple" xlink:href="https://www.coindesk.com/path-self-sovereign-identity/" text:style-name="Internet_20_link" text:visited-style-name="Visited_20_Internet_20_Link">self-sovereign identifiers</text:a> that may be used by people, organizations, and digital devices to establish an identifier that is under their control. Veres One DIDs are useful in ecosystems where one needs to issue, store, and use <text:a xlink:type="simple" xlink:href="https://w3c.github.io/vc-data-model/" text:style-name="Internet_20_link" text:visited-style-name="Visited_20_Internet_20_Link">Verifiable Claims</text:a>. This specification defines how a developer may create and update DIDs in the Veres One Ledger.</text:p>
      <text:h text:style-name="Heading_20_2" text:outline-level="2"><text:bookmark text:name="status-of-this-document"/>Status of This Document</text:h>
      <text:p text:style-name="First_20_Paragraph">This specification was published by the <text:a xlink:type="simple" xlink:href="https://www.w3.org/community/credentials/" text:style-name="Internet_20_link" text:visited-style-name="Visited_20_Internet_20_Link">Credentials Community Group</text:a>. It is not a W3C Standard nor is it on the W3C Standards Track. Please note that under the <text:a xlink:type="simple" xlink:href="https://www.w3.org/community/about/agreements/cla/" text:style-name="Internet_20_link" text:visited-style-name="Visited_20_Internet_20_Link">W3C Community Contributor License Agreement (CLA)</text:a> there is a limited opt-out and other conditions apply. Learn more about <text:a xlink:type="simple" xlink:href="https://www.w3.org/community/" text:style-name="Internet_20_link" text:visited-style-name="Visited_20_Internet_20_Link">W3C Community and Business Groups</text:a>.</text:p>
      <text:p text:style-name="Text_20_body">Comments regarding this document are welcome. Please file issues directly on <text:a xlink:type="simple" xlink:href="https://github.com/w3c-ccg/didm-veres-one/issues/" text:style-name="Internet_20_link" text:visited-style-name="Visited_20_Internet_20_Link">GitHub</text:a>, or send them to <text:a xlink:type="simple" xlink:href="mailto:public-credentials@w3.org" text:style-name="Internet_20_link" text:visited-style-name="Visited_20_Internet_20_Link">public-</text:a><text:a xlink:type="simple" xlink:href="mailto:public-credentials@w3.org" text:style-name="Internet_20_link" text:visited-style-name="Visited_20_Internet_20_Link">credentials@w3.org</text:a> (<text:a xlink:type="simple" xlink:href="mailto:public-credentials-request@w3.org?subject=subscribe" text:style-name="Internet_20_link" text:visited-style-name="Visited_20_Internet_20_Link">subscribe</text:a>, <text:a xlink:type="simple" xlink:href="https://lists.w3.org/Archives/Public/public-credentials/" text:style-name="Internet_20_link" text:visited-style-name="Visited_20_Internet_20_Link">archives</text:a>).</text:p>
      <text:p text:style-name="Text_20_body">Work on this specification has been funded in part by the United States Department of Homeland Security's Science and Technology Directorate under contract HSHQDC-17-C-00019. The content of this specification does not necessarily reflect the position or the policy of the U.S. Government and no official endorsement should be inferred.</text:p>
      <text:p text:style-name="Text_20_body">Work on this specification has also been supported by the Rebooting the Web of Trust group facilitated by Christopher Allen, Shannon Appelcline, Kiara Robles, Kaliya Young, Brian Weller, and Betty Dhamers.</text:p>
      <text:p text:style-name="Text_20_body">If you wish to make comments regarding this document, please send them to <text:a xlink:type="simple" xlink:href="mailto:public-credentials@w3.org" text:style-name="Internet_20_link" text:visited-style-name="Visited_20_Internet_20_Link">public-credentials@w3.org</text:a> (<text:a xlink:type="simple" xlink:href="mailto:public-credentials-request@w3.org?subject=subscribe" text:style-name="Internet_20_link" text:visited-style-name="Visited_20_Internet_20_Link">subscribe</text:a>, <text:a xlink:type="simple" xlink:href="https://lists.w3.org/Archives/Public/public-credentials/" text:style-name="Internet_20_link" text:visited-style-name="Visited_20_Internet_20_Link">archives</text:a>).</text:p>
      <text:h text:style-name="Heading_20_2" text:outline-level="2"/>
      <text:h text:style-name="P7" text:outline-level="2"><text:bookmark text:name="table-of-contents"/>Table of Contents</text:h>
      <text:list xml:id="list4895644362271723703" text:style-name="WWNum1001">
        <text:list-item>
          <text:p text:style-name="P9"><text:a xlink:type="simple" xlink:href="#introduction" text:style-name="Internet_20_link" text:visited-style-name="Visited_20_Internet_20_Link">1. Introduction</text:a></text:p>
        </text:list-item>
        <text:list-item>
          <text:p text:style-name="P9"><text:a xlink:type="simple" xlink:href="#core-data-model" text:style-name="Internet_20_link" text:visited-style-name="Visited_20_Internet_20_Link">2. Core Data Model</text:a></text:p>
        </text:list-item>
        <text:list-item>
          <text:p text:style-name="P9"><text:a xlink:type="simple" xlink:href="#basic-concepts" text:style-name="Internet_20_link" text:visited-style-name="Visited_20_Internet_20_Link">3. Basic Concepts</text:a></text:p>
        </text:list-item>
      </text:list>
      <text:list xml:id="list8284716235445489546" text:style-name="WWNum1002">
        <text:list-item>
          <text:list>
            <text:list-item>
              <text:p text:style-name="P10"><text:a xlink:type="simple" xlink:href="#authentication" text:style-name="Internet_20_link" text:visited-style-name="Visited_20_Internet_20_Link">3.1 Authentication</text:a></text:p>
            </text:list-item>
            <text:list-item>
              <text:p text:style-name="P10"><text:a xlink:type="simple" xlink:href="#authorization" text:style-name="Internet_20_link" text:visited-style-name="Visited_20_Internet_20_Link">3.2 Authorization</text:a></text:p>
            </text:list-item>
            <text:list-item>
              <text:p text:style-name="P10"><text:a xlink:type="simple" xlink:href="#service-descriptions" text:style-name="Internet_20_link" text:visited-style-name="Visited_20_Internet_20_Link">3.3 Service Descriptions</text:a></text:p>
            </text:list-item>
          </text:list>
        </text:list-item>
      </text:list>
      <text:list xml:id="list1560751260" text:continue-list="list4895644362271723703" text:style-name="WWNum1001">
        <text:list-item>
          <text:p text:style-name="P9"><text:a xlink:type="simple" xlink:href="#operations" text:style-name="Internet_20_link" text:visited-style-name="Visited_20_Internet_20_Link">4. Operations</text:a></text:p>
        </text:list-item>
      </text:list>
      <text:list xml:id="list6204689360784463018" text:style-name="WWNum1003">
        <text:list-item>
          <text:list>
            <text:list-item>
              <text:p text:style-name="P11"><text:a xlink:type="simple" xlink:href="#discovering-service-endpoints" text:style-name="Internet_20_link" text:visited-style-name="Visited_20_Internet_20_Link">4.1 Discovering Service Endpoints</text:a></text:p>
            </text:list-item>
            <text:list-item>
              <text:p text:style-name="P11"><text:a xlink:type="simple" xlink:href="#creating-a-did" text:style-name="Internet_20_link" text:visited-style-name="Visited_20_Internet_20_Link">4.2 Creating a DID</text:a></text:p>
            </text:list-item>
            <text:list-item>
              <text:p text:style-name="P11"><text:a xlink:type="simple" xlink:href="#updating-a-did-document" text:style-name="Internet_20_link" text:visited-style-name="Visited_20_Internet_20_Link">4.3 Updating a DID Document</text:a></text:p>
            </text:list-item>
            <text:list-item>
              <text:p text:style-name="P11"><text:a xlink:type="simple" xlink:href="#delegating-control" text:style-name="Internet_20_link" text:visited-style-name="Visited_20_Internet_20_Link">4.4 Delegating Control</text:a></text:p>
            </text:list-item>
            <text:list-item>
              <text:p text:style-name="P11"><text:a xlink:type="simple" xlink:href="#key-rotation-and-transferring-control" text:style-name="Internet_20_link" text:visited-style-name="Visited_20_Internet_20_Link">4.5 Key Rotation and Transferring Control</text:a></text:p>
            </text:list-item>
            <text:list-item>
              <text:p text:style-name="P11"><text:a xlink:type="simple" xlink:href="#recovering-a-did" text:style-name="Internet_20_link" text:visited-style-name="Visited_20_Internet_20_Link">4.6 Recovering a DID</text:a></text:p>
            </text:list-item>
          </text:list>
        </text:list-item>
      </text:list>
      <text:list xml:id="list1241170773" text:continue-list="list1560751260" text:style-name="WWNum1001">
        <text:list-item>
          <text:p text:style-name="P9"><text:a xlink:type="simple" xlink:href="#appendix-a:-examples" text:style-name="Internet_20_link" text:visited-style-name="Visited_20_Internet_20_Link">5. Appendix A: Examples</text:a></text:p>
        </text:list-item>
      </text:list>
      <text:list xml:id="list6940022258785464912" text:style-name="WWNum1004">
        <text:list-item>
          <text:list>
            <text:list-item>
              <text:p text:style-name="P12"><text:a xlink:type="simple" xlink:href="#typical-did-document" text:style-name="Internet_20_link" text:visited-style-name="Visited_20_Internet_20_Link">5.1 Typical DID Document</text:a></text:p>
            </text:list-item>
            <text:list-item>
              <text:p text:style-name="P12"><text:a xlink:type="simple" xlink:href="#legacy-did-document" text:style-name="Internet_20_link" text:visited-style-name="Visited_20_Internet_20_Link">5.2 Legacy DID Document</text:a></text:p>
              <text:p text:style-name="P12"/>
            </text:list-item>
          </text:list>
        </text:list-item>
      </text:list>
      <text:h text:style-name="Heading_20_2" text:outline-level="2"><text:bookmark text:name="introduction"/>1. Introduction</text:h>
      <text:p text:style-name="First_20_Paragraph">Issue 1</text:p>
      <text:p text:style-name="Text_20_body">TBD: This section will provide a gentle introduction to the purpose of the Veres One Ledger, expanding upon the abstract of the document.</text:p>
      <text:h text:style-name="Heading_20_2" text:outline-level="2"><text:bookmark text:name="core-data-model"/>2. Core Data Model</text:h>
      <text:p text:style-name="First_20_Paragraph">Issue 2</text:p>
      <text:p text:style-name="Text_20_body">TBD: This section will describe the use of the Web Ledger, JSON-LD, and the DID spec to build the Veres One Ledger.</text:p>
      <text:h text:style-name="Heading_20_2" text:outline-level="2"><text:bookmark text:name="basic-concepts"/>3. Basic Concepts</text:h>
      <text:h text:style-name="Heading_20_3" text:outline-level="3"><text:bookmark text:name="authentication"/>3.1 Authentication</text:h>
      <text:p text:style-name="First_20_Paragraph">Authentication is the process the ledger uses to determine if an entity is associated with a DID.</text:p>
      <text:p text:style-name="Table_20_Caption">Example 1: Expressing authentication credentials</text:p>
      <text:p text:style-name="Source_20_Code"><text:span text:style-name="Verbatim_20_Char">{</text:span><text:line-break/><text:span text:style-name="Verbatim_20_Char"> <text:s/>"@context": "https://w3id.org/veres-one/v1",</text:span><text:line-break/><text:span text:style-name="Verbatim_20_Char"> <text:s/>"id": "did:v1:215cb1dc-1f44-4695-a07f-97649cad9938",</text:span><text:line-break/><text:span text:style-name="Verbatim_20_Char"> <text:s/>"authenticationCredential": [... array of acceptable authentication </text:span><text:soft-page-break/><text:span text:style-name="Verbatim_20_Char">credentials ...]</text:span><text:line-break/><text:span text:style-name="Verbatim_20_Char">}</text:span></text:p>
      <text:p text:style-name="First_20_Paragraph">A detailed example of a valid set of authentication credentials follows:</text:p>
      <text:p text:style-name="Table_20_Caption">Example 2: Detailed example of authentication credentials entry</text:p>
      <text:p text:style-name="Source_20_Code"><text:span text:style-name="Verbatim_20_Char">{</text:span><text:line-break/><text:span text:style-name="Verbatim_20_Char"> <text:s/>"@context": "https://w3id.org/veres-one/v1",</text:span><text:line-break/><text:span text:style-name="Verbatim_20_Char"> <text:s/>"id": "did:v1:215cb1dc-1f44-4695-a07f-97649cad9938",</text:span><text:line-break/><text:span text:style-name="Verbatim_20_Char"> <text:s/>"authenticationCredential": [{</text:span><text:line-break/><text:span text:style-name="Verbatim_20_Char"> <text:s text:c="3"/>"type": "RsaSignature2017",</text:span><text:line-break/><text:span text:style-name="Verbatim_20_Char"> <text:s text:c="3"/>"publicKey": {</text:span><text:line-break/><text:span text:style-name="Verbatim_20_Char"> <text:s text:c="5"/>"id": "did:v1:215cb1dc-1f44-4695-a07f-97649cad9938/keys/2",</text:span><text:line-break/><text:span text:style-name="Verbatim_20_Char"> <text:s text:c="5"/>"type": "CryptographicKey",</text:span><text:line-break/><text:span text:style-name="Verbatim_20_Char"> <text:s text:c="5"/>"owner": "did:v1:215cb1dc-1f44-4695-a07f-97649cad9938",</text:span><text:line-break/><text:span text:style-name="Verbatim_20_Char"> <text:s text:c="5"/>"publicKeyPem": "-----BEGIN PUBLIC KEY...END PUBLIC KEY-----\r\n",</text:span><text:line-break/><text:span text:style-name="Verbatim_20_Char"> <text:s text:c="3"/>}</text:span><text:line-break/><text:span text:style-name="Verbatim_20_Char"> <text:s/>}]</text:span><text:line-break/><text:span text:style-name="Verbatim_20_Char">}</text:span></text:p>
      <text:h text:style-name="Heading_20_3" text:outline-level="3"><text:bookmark text:name="authorization"/>3.2 Authorization</text:h>
      <text:p text:style-name="First_20_Paragraph">Authorization is the process the ledger uses to determine what an entity may to do the DID Document.</text:p>
      <text:p text:style-name="Table_20_Caption">Example 3</text:p>
      <text:p text:style-name="P14"><text:span text:style-name="Verbatim_20_Char">{.nohighlight title=""} </text:span></text:p>
      <text:p text:style-name="P15"><text:span text:style-name="Verbatim_20_Char">{</text:span></text:p>
      <text:p text:style-name="P15"><text:span text:style-name="Verbatim_20_Char"><text:s text:c="2"/>"@context": "</text:span><text:a xlink:type="simple" xlink:href="https://w3id.org/veres-one/v1" text:style-name="Internet_20_link" text:visited-style-name="Visited_20_Internet_20_Link"><text:span text:style-name="Verbatim_20_Char">https://w3id.org/veres-one/v1</text:span></text:a><text:span text:style-name="Verbatim_20_Char">",</text:span></text:p>
      <text:p text:style-name="P15"><text:span text:style-name="Verbatim_20_Char"><text:s text:c="2"/>"id": "did:v1:215cb1dc-1f44-4695-a07f-97649cad9938", <text:s text:c="5"/></text:span></text:p>
      <text:p text:style-name="P15"><text:span text:style-name="Verbatim_20_Char"><text:s text:c="2"/>"authorizationCapability": [... array of capability descriptions ...] </text:span></text:p>
      <text:p text:style-name="P14"><text:span text:style-name="Verbatim_20_Char">}</text:span></text:p>
      <text:p text:style-name="Text_20_body">A detailed example of a valid set of authorization capability descriptions follows:</text:p>
      <text:p text:style-name="Table_20_Caption">Example 4</text:p>
      <text:p text:style-name="P14"><text:span text:style-name="Verbatim_20_Char">{.nohighlight title=""} </text:span></text:p>
      <text:p text:style-name="P15"><text:span text:style-name="Verbatim_20_Char">{ <text:s text:c="2"/></text:span></text:p>
      <text:p text:style-name="P15"><text:span text:style-name="Verbatim_20_Char"><text:s text:c="2"/>"@context": "https://w3id.org/veres-one/v1", <text:s text:c="2"/></text:span></text:p>
      <text:p text:style-name="P15"><text:span text:style-name="Verbatim_20_Char"><text:s text:c="2"/>"id": "did:v1:215cb1dc-1f44-4695-a07f-97649cad9938", <text:s text:c="2"/></text:span></text:p>
      <text:p text:style-name="P15"><text:span text:style-name="Verbatim_20_Char"><text:s text:c="2"/>// proof of update authorization may be provided by digital wallet + friend OR <text:s text:c="2"/></text:span></text:p>
      <text:p text:style-name="P15"><text:span text:style-name="Verbatim_20_Char"><text:s text:c="2"/>// by mobile phone <text:s text:c="2"/></text:span></text:p>
      <text:p text:style-name="P15"><text:span text:style-name="Verbatim_20_Char"><text:s text:c="2"/>"authorizationCapability": [{ <text:s text:c="4"/></text:span></text:p>
      <text:p text:style-name="P15"><text:span text:style-name="Verbatim_20_Char"><text:s text:c="4"/>// this entity may update any field in this DID Document using any <text:s text:c="4"/></text:span></text:p>
      <text:p text:style-name="P15"><text:span text:style-name="Verbatim_20_Char"><text:s text:c="4"/>// authentication mechanism understood by the ledger <text:s text:c="4"/></text:span></text:p>
      <text:p text:style-name="P15"><text:span text:style-name="Verbatim_20_Char"><text:s text:c="4"/>"permission": "UpdateDidDocument", <text:s text:c="4"/></text:span></text:p>
      <text:p text:style-name="P15"><text:soft-page-break/><text:span text:style-name="Verbatim_20_Char"><text:s text:c="4"/>"entity": "did:v1:215cb1dc-1f44-4695-a07f-97649cad9938" <text:s text:c="2"/></text:span></text:p>
      <text:p text:style-name="P15"><text:span text:style-name="Verbatim_20_Char"><text:s text:c="2"/>}, { <text:s text:c="4"/></text:span></text:p>
      <text:p text:style-name="P15"><text:span text:style-name="Verbatim_20_Char"><text:s text:c="4"/>// this entity may update the authenticationCredential field in this <text:s text:c="4"/></text:span></text:p>
      <text:p text:style-name="P15"><text:span text:style-name="Verbatim_20_Char"><text:s text:c="4"/>// DID Document as long as they authenticate with RsaSignature2017 <text:s text:c="4"/></text:span></text:p>
      <text:p text:style-name="P15"><text:span text:style-name="Verbatim_20_Char"><text:s text:c="4"/>"entity": "did:v1:b5f8c320-f7ca-4869-85e6-a1bcbf825b2a", <text:s text:c="4"/></text:span></text:p>
      <text:p text:style-name="P15"><text:span text:style-name="Verbatim_20_Char"><text:s text:c="4"/>"permission": "UpdateDidDocument", <text:s text:c="4"/></text:span></text:p>
      <text:p text:style-name="P15"><text:span text:style-name="Verbatim_20_Char"><text:s text:c="4"/>"field": ["authenticationCredential"], <text:s text:c="4"/></text:span></text:p>
      <text:p text:style-name="P15"><text:span text:style-name="Verbatim_20_Char"><text:s text:c="4"/>"permittedProofType": [{ <text:s text:c="6"/></text:span></text:p>
      <text:p text:style-name="P15"><text:span text:style-name="Verbatim_20_Char"><text:s text:c="6"/>"proofType": "RsaSignature2017" <text:s text:c="4"/></text:span></text:p>
      <text:p text:style-name="P15"><text:span text:style-name="Verbatim_20_Char"><text:s text:c="4"/>}] <text:s text:c="2"/></text:span></text:p>
      <text:p text:style-name="P15"><text:span text:style-name="Verbatim_20_Char"><text:s text:c="2"/>}, { <text:s text:c="4"/></text:span></text:p>
      <text:p text:style-name="P15"><text:span text:style-name="Verbatim_20_Char"><text:s text:c="4"/>// anyone may update the authenticationCredential and writeAuthorization <text:s text:c="4"/></text:span></text:p>
      <text:p text:style-name="P15"><text:span text:style-name="Verbatim_20_Char"><text:s text:c="4"/>// fields as long as they provide a specific multi-signature proof <text:s text:c="4"/></text:span></text:p>
      <text:p text:style-name="P15"><text:span text:style-name="Verbatim_20_Char"><text:s text:c="4"/>"permission": "UpdateDidDocument", <text:s text:c="4"/></text:span></text:p>
      <text:p text:style-name="P15"><text:span text:style-name="Verbatim_20_Char"><text:s text:c="4"/>"field": ["authenticationCredential", "authorizationCapability"], <text:s text:c="4"/></text:span></text:p>
      <text:p text:style-name="P15"><text:span text:style-name="Verbatim_20_Char"><text:s text:c="4"/>"permittedProofType": [{ <text:s text:c="6"/></text:span></text:p>
      <text:p text:style-name="P15"><text:span text:style-name="Verbatim_20_Char"><text:s text:c="6"/>"proofType": "RsaSignature2017", <text:s text:c="6"/></text:span></text:p>
      <text:p text:style-name="P15"><text:span text:style-name="Verbatim_20_Char"><text:s text:c="6"/>"minimumSignatures": 3, <text:s text:c="6"/></text:span></text:p>
      <text:p text:style-name="P15"><text:span text:style-name="Verbatim_20_Char"><text:s text:c="6"/>"authenticationCredential": [{ <text:s text:c="8"/></text:span></text:p>
      <text:p text:style-name="P15"><text:span text:style-name="Verbatim_20_Char"><text:s text:c="8"/>"id": "did:v1:304ebc3e-7997-4bf4-a915-dd87e8455941/keys/123", <text:s text:c="8"/></text:span></text:p>
      <text:p text:style-name="P15"><text:span text:style-name="Verbatim_20_Char"><text:s text:c="8"/>"type": "RsaCryptographicKey", <text:s text:c="8"/></text:span></text:p>
      <text:p text:style-name="P15"><text:span text:style-name="Verbatim_20_Char"><text:s text:c="8"/>"owner": "did:v1:304ebc3e-7997-4bf4-a915-dd87e8455941", <text:s text:c="8"/></text:span></text:p>
      <text:p text:style-name="P15"><text:span text:style-name="Verbatim_20_Char"><text:s text:c="8"/>"publicKeyPem": "-----BEGIN PUBLIC KEY...END PUBLIC KEY-----\r\n" <text:s text:c="6"/>0</text:span></text:p>
      <text:p text:style-name="P15"><text:span text:style-name="Verbatim_20_Char"><text:s text:c="6"/>}, { <text:s text:c="8"/></text:span></text:p>
      <text:p text:style-name="P15"><text:span text:style-name="Verbatim_20_Char"><text:s text:c="8"/>"id": "did:v1:0f22346a-a360-4f3e-9b42-3366e348e941/keys/foo", <text:s text:c="8"/></text:span></text:p>
      <text:p text:style-name="P15"><text:span text:style-name="Verbatim_20_Char"><text:s text:c="8"/>"type": "RsaCryptographicKey", <text:s text:c="8"/></text:span></text:p>
      <text:p text:style-name="P15"><text:span text:style-name="Verbatim_20_Char"><text:s text:c="8"/>"owner": "did:v1:0f22346a-a360-4f3e-9b42-3366e348e941", <text:s text:c="8"/></text:span></text:p>
      <text:p text:style-name="P15"><text:span text:style-name="Verbatim_20_Char"><text:s text:c="8"/>"publicKeyPem": "-----BEGIN PUBLIC KEY...END PUBLIC KEY-----\r\n" <text:s text:c="6"/></text:span></text:p>
      <text:p text:style-name="P15"><text:span text:style-name="Verbatim_20_Char"><text:s text:c="6"/>}, { <text:s text:c="8"/></text:span></text:p>
      <text:p text:style-name="P15"><text:span text:style-name="Verbatim_20_Char"><text:s text:c="8"/>"id": "did:v1:a8d00377-e9f1-44df-a1b9-55072e13262a/keys/abc", <text:s text:c="8"/></text:span></text:p>
      <text:p text:style-name="P15"><text:span text:style-name="Verbatim_20_Char"><text:s text:c="8"/>"type": "RsaCryptographicKey", <text:s text:c="8"/></text:span></text:p>
      <text:p text:style-name="P15"><text:span text:style-name="Verbatim_20_Char"><text:s text:c="8"/>"owner": "did:v1:a8d00377-e9f1-44df-a1b9-55072e13262a", <text:s text:c="8"/></text:span></text:p>
      <text:p text:style-name="P15"><text:span text:style-name="Verbatim_20_Char"><text:s text:c="8"/>"publicKeyPem": "-----BEGIN PUBLIC KEY...END PUBLIC KEY-----\r\n" <text:s text:c="6"/></text:span></text:p>
      <text:p text:style-name="P15"><text:span text:style-name="Verbatim_20_Char"><text:s text:c="6"/>}] <text:s text:c="4"/></text:span></text:p>
      <text:p text:style-name="P15"><text:span text:style-name="Verbatim_20_Char"><text:s text:c="4"/>}] </text:span></text:p>
      <text:p text:style-name="P14"><text:span text:style-name="Verbatim_20_Char">}</text:span></text:p>
      <text:h text:style-name="Heading_20_3" text:outline-level="3"><text:bookmark text:name="service-descriptions"/>3.3 Service Descriptions</text:h>
      <text:p text:style-name="First_20_Paragraph">Services may be listed by including them at the top-level of the DID Document.</text:p>
      <text:p text:style-name="Table_20_Caption">Example 5: Simple example of a service description</text:p>
      <text:p text:style-name="Source_20_Code"><text:span text:style-name="Verbatim_20_Char">{</text:span><text:line-break/><text:span text:style-name="Verbatim_20_Char"> <text:s/>"@context": "https://w3id.org/veres-one/v1",</text:span><text:line-break/><text:span text:style-name="Verbatim_20_Char"> <text:s/>"id": "did:v1:215cb1dc-1f44-4695-a07f-97649cad9938",</text:span><text:line-break/><text:span text:style-name="Verbatim_20_Char"> <text:s text:c="2"/>"credentialRepositoryService": "https://wallet.veres.io/"</text:span><text:line-break/><text:span text:style-name="Verbatim_20_Char">}</text:span></text:p>
      <text:p text:style-name="First_20_Paragraph"><text:soft-page-break/>A detailed example of the expression of a service description follows:</text:p>
      <text:p text:style-name="Table_20_Caption">Example 6</text:p>
      <text:p text:style-name="P14"><text:span text:style-name="Verbatim_20_Char">{.nohighlight title=""} </text:span></text:p>
      <text:p text:style-name="P15"><text:span text:style-name="Verbatim_20_Char">{ <text:s text:c="2"/></text:span></text:p>
      <text:p text:style-name="P15"><text:span text:style-name="Verbatim_20_Char"><text:s text:c="2"/>"@context": "https://w3id.org/veres-one/v1", <text:s text:c="2"/></text:span></text:p>
      <text:p text:style-name="P15"><text:span text:style-name="Verbatim_20_Char"><text:s text:c="2"/>"id": "did:v1:215cb1dc-1f44-4695-a07f-97649cad9938", <text:s text:c="2"/></text:span></text:p>
      <text:p text:style-name="P15"><text:span text:style-name="Verbatim_20_Char"><text:s text:c="2"/>"credentialRepositoryService": [{ <text:s text:c="4"/></text:span></text:p>
      <text:p text:style-name="P15"><text:span text:style-name="Verbatim_20_Char"><text:s text:c="4"/>// the verifiable credential repository service <text:s text:c="4"/></text:span></text:p>
      <text:p text:style-name="P15"><text:span text:style-name="Verbatim_20_Char"><text:s text:c="4"/>"id": "did:v1:5d6c3b20-56a9-42e1-bfc8-ed7e685c9039", <text:s text:c="4"/></text:span></text:p>
      <text:p text:style-name="P15"><text:span text:style-name="Verbatim_20_Char"><text:s text:c="4"/>"type": "VerifiableCredentialRepository", <text:s text:c="4"/></text:span></text:p>
      <text:p text:style-name="P15"><text:span text:style-name="Verbatim_20_Char"><text:s text:c="4"/>"url": "https://wallet.veres.io/", <text:s text:c="4"/></text:span></text:p>
      <text:p text:style-name="P15"><text:span text:style-name="Verbatim_20_Char"><text:s text:c="4"/>"description": "Pat Doe's Digital Wallet" <text:s text:c="2"/></text:span></text:p>
      <text:p text:style-name="P15"><text:span text:style-name="Verbatim_20_Char"><text:s text:c="2"/>}] </text:span></text:p>
      <text:p text:style-name="P14"><text:span text:style-name="Verbatim_20_Char">}</text:span></text:p>
      <text:h text:style-name="Heading_20_2" text:outline-level="2"><text:bookmark text:name="operations"/>4. Operations</text:h>
      <text:p text:style-name="First_20_Paragraph">Every conforming Veres Ledger node <text:span text:style-name="T1">MUST</text:span> expose at least the following HTTP endpoints:</text:p>
      <table:table table:name="Table4" table:style-name="Table4">
        <table:table-column table:style-name="Table4.A"/>
        <table:table-column table:style-name="Table4.B"/>
        <table:table-column table:style-name="Table4.C"/>
        <table:table-row>
          <table:table-cell table:style-name="Table4.A1" office:value-type="string">
            <text:p text:style-name="P2">Service</text:p>
          </table:table-cell>
          <table:table-cell table:style-name="Table4.B1" office:value-type="string">
            <text:p text:style-name="P3">Example URL</text:p>
          </table:table-cell>
          <table:table-cell table:style-name="Table4.C1" office:value-type="string">
            <text:p text:style-name="P2">Description</text:p>
          </table:table-cell>
        </table:table-row>
        <table:table-row>
          <table:table-cell table:style-name="Table4.A2" office:value-type="string">
            <text:p text:style-name="P13">veresOneCreateService <text:s text:c="10"/></text:p>
          </table:table-cell>
          <table:table-cell table:style-name="Table4.B2" office:value-type="string">
            <text:p text:style-name="P13">POST /dids</text:p>
          </table:table-cell>
          <table:table-cell table:style-name="Table4.C2" office:value-type="string">
            <text:p text:style-name="P13">Create a new DID.</text:p>
          </table:table-cell>
        </table:table-row>
        <table:table-row>
          <table:table-cell table:style-name="Table4.A2" office:value-type="string">
            <text:p text:style-name="P13">veresOneReadService <text:s text:c="8"/></text:p>
          </table:table-cell>
          <table:table-cell table:style-name="Table4.B2" office:value-type="string">
            <text:p text:style-name="P13">GET /dids/{did}</text:p>
          </table:table-cell>
          <table:table-cell table:style-name="Table4.C2" office:value-type="string">
            <text:p text:style-name="P13">Gets an existing DID Document.</text:p>
          </table:table-cell>
        </table:table-row>
        <table:table-row>
          <table:table-cell table:style-name="Table4.A2" office:value-type="string">
            <text:p text:style-name="P13">veresOneUpdateService <text:s text:c="5"/></text:p>
          </table:table-cell>
          <table:table-cell table:style-name="Table4.B2" office:value-type="string">
            <text:p text:style-name="P13">POST /dids/{did}</text:p>
          </table:table-cell>
          <table:table-cell table:style-name="Table4.C2" office:value-type="string">
            <text:p text:style-name="P13">Update an existing DID Document.</text:p>
          </table:table-cell>
        </table:table-row>
      </table:table>
      <text:h text:style-name="Heading_20_3" text:outline-level="3"><text:bookmark text:name="x4.1-discovering-service-endpoints"/>4.1 Discovering Service Endpoints</text:h>
      <text:p text:style-name="First_20_Paragraph">A website may provide service endpoint discovery by embedding JSON-LD in their top-most HTML web page (e.g. at <text:span text:style-name="Verbatim_20_Char">https://example.com/</text:span>):</text:p>
      <text:p text:style-name="Table_20_Caption">Example 7: Example of HTML-based service description</text:p>
      <text:p text:style-name="Source_20_Code"><text:span text:style-name="DataTypeTok"><text:span text:style-name="T2">&lt;!DOCTYPE </text:span></text:span><text:span text:style-name="NormalTok"><text:span text:style-name="T2">html</text:span></text:span><text:span text:style-name="DataTypeTok"><text:span text:style-name="T2">&gt;</text:span></text:span><text:span text:style-name="T2"><text:line-break/></text:span><text:span text:style-name="KeywordTok"><text:span text:style-name="T2">&lt;html</text:span></text:span><text:span text:style-name="OtherTok"><text:span text:style-name="T2"> lang=</text:span></text:span><text:span text:style-name="StringTok"><text:span text:style-name="T2">"en"</text:span></text:span><text:span text:style-name="KeywordTok"><text:span text:style-name="T2">&gt;</text:span></text:span><text:span text:style-name="T2"><text:line-break/></text:span><text:span text:style-name="NormalTok"><text:span text:style-name="T2"> <text:s/></text:span></text:span><text:span text:style-name="KeywordTok"><text:span text:style-name="T2">&lt;head&gt;</text:span></text:span><text:span text:style-name="T2"><text:line-break/></text:span><text:span text:style-name="NormalTok"><text:span text:style-name="T2"> <text:s text:c="3"/></text:span></text:span><text:span text:style-name="KeywordTok"><text:span text:style-name="T2">&lt;meta</text:span></text:span><text:span text:style-name="OtherTok"><text:span text:style-name="T2"> charset=</text:span></text:span><text:span text:style-name="StringTok"><text:span text:style-name="T2">"utf-8"</text:span></text:span><text:span text:style-name="KeywordTok"><text:span text:style-name="T2">&gt;</text:span></text:span><text:span text:style-name="T2"><text:line-break/></text:span><text:span text:style-name="NormalTok"><text:span text:style-name="T2"> <text:s text:c="3"/></text:span></text:span><text:span text:style-name="KeywordTok"><text:span text:style-name="T2">&lt;title&gt;</text:span></text:span><text:span text:style-name="NormalTok"><text:span text:style-name="T2">Example Website</text:span></text:span><text:span text:style-name="KeywordTok"><text:span text:style-name="T2">&lt;/title&gt;</text:span></text:span><text:span text:style-name="T2"><text:line-break/></text:span><text:span text:style-name="NormalTok"><text:span text:style-name="T2"> <text:s text:c="3"/></text:span></text:span><text:span text:style-name="KeywordTok"><text:span text:style-name="T2">&lt;link</text:span></text:span><text:span text:style-name="OtherTok"><text:span text:style-name="T2"> rel=</text:span></text:span><text:span text:style-name="StringTok"><text:span text:style-name="T2">"stylesheet"</text:span></text:span><text:span text:style-name="OtherTok"><text:span text:style-name="T2"> href=</text:span></text:span><text:span text:style-name="StringTok"><text:span text:style-name="T2">"style.css"</text:span></text:span><text:span text:style-name="KeywordTok"><text:span text:style-name="T2">&gt;</text:span></text:span><text:span text:style-name="T2"><text:line-break/></text:span><text:span text:style-name="NormalTok"><text:span text:style-name="T2"> <text:s text:c="3"/></text:span></text:span><text:span text:style-name="KeywordTok"><text:span text:style-name="T2">&lt;script</text:span></text:span><text:span text:style-name="OtherTok"><text:span text:style-name="T2"> src=</text:span></text:span><text:span text:style-name="StringTok"><text:span text:style-name="T2">"script.js"</text:span></text:span><text:span text:style-name="KeywordTok"><text:span text:style-name="T2">&gt;&lt;/script&gt;</text:span></text:span><text:span text:style-name="T2"><text:line-break/></text:span><text:span text:style-name="NormalTok"><text:span text:style-name="T2"> <text:s text:c="3"/></text:span></text:span><text:span text:style-name="KeywordTok"><text:span text:style-name="T2">&lt;script</text:span></text:span><text:span text:style-name="OtherTok"><text:span text:style-name="T2"> type=</text:span></text:span><text:span text:style-name="StringTok"><text:span text:style-name="T2">"application/ld+json"</text:span></text:span><text:span text:style-name="KeywordTok"><text:span text:style-name="T2">&gt;</text:span></text:span><text:span text:style-name="T2"><text:line-break/></text:span><text:span text:style-name="NormalTok"><text:span text:style-name="T2">{</text:span></text:span><text:span text:style-name="T2"><text:line-break/></text:span><text:span text:style-name="NormalTok"><text:span text:style-name="T2"> <text:s/>"@context": "https://w3id.org/veres-one/v1",</text:span></text:span><text:span text:style-name="T2"><text:line-break/></text:span><text:span text:style-name="NormalTok"><text:span text:style-name="T2"> <text:s/>"id": "https://example.com/",</text:span></text:span><text:span text:style-name="T2"><text:line-break/></text:span><text:span text:style-name="NormalTok"><text:span text:style-name="T2"> <text:s/>"name": "Example Website",</text:span></text:span><text:span text:style-name="T2"><text:line-break/></text:span><text:span text:style-name="NormalTok"><text:span text:style-name="T2"> <text:s/>"veresOneCreateService": "https://example.com/veres-one/dids",</text:span></text:span><text:span text:style-name="T2"><text:line-break/></text:span><text:soft-page-break/><text:span text:style-name="NormalTok"><text:span text:style-name="T2"> <text:s/>"veresOneReadService": "https://example.com/veres-one/dids/",</text:span></text:span><text:span text:style-name="T2"><text:line-break/></text:span><text:span text:style-name="NormalTok"><text:span text:style-name="T2"> <text:s/>"veresOneUpdateService": "https://example.com/veres-one/dids/"</text:span></text:span><text:span text:style-name="T2"><text:line-break/></text:span><text:span text:style-name="NormalTok"><text:span text:style-name="T2">}</text:span></text:span><text:span text:style-name="T2"><text:line-break/></text:span><text:span text:style-name="NormalTok"><text:span text:style-name="T2"> <text:s text:c="3"/></text:span></text:span><text:span text:style-name="KeywordTok"><text:span text:style-name="T2">&lt;/script&gt;</text:span></text:span><text:span text:style-name="T2"><text:line-break/></text:span><text:span text:style-name="NormalTok"><text:span text:style-name="T2"> <text:s/></text:span></text:span><text:span text:style-name="KeywordTok"><text:span text:style-name="T2">&lt;/head&gt;</text:span></text:span><text:span text:style-name="T2"><text:line-break/></text:span><text:span text:style-name="NormalTok"><text:span text:style-name="T2"> <text:s/></text:span></text:span><text:span text:style-name="KeywordTok"><text:span text:style-name="T2">&lt;body&gt;</text:span></text:span><text:span text:style-name="T2"><text:line-break/></text:span><text:span text:style-name="NormalTok"><text:span text:style-name="T2"> <text:s text:c="3"/></text:span></text:span><text:span text:style-name="CommentTok"><text:span text:style-name="T2">&lt;!-- page content --&gt;</text:span></text:span><text:span text:style-name="T2"><text:line-break/></text:span><text:span text:style-name="NormalTok"><text:span text:style-name="T2"> <text:s/></text:span></text:span><text:span text:style-name="KeywordTok"><text:span text:style-name="T2">&lt;/body&gt;</text:span></text:span><text:span text:style-name="T2"><text:line-break/></text:span><text:span text:style-name="KeywordTok"><text:span text:style-name="T2">&lt;/html&gt;</text:span></text:span></text:p>
      <text:p text:style-name="First_20_Paragraph">Service descriptions may also be requested via content negotiation. In the following example a JSON-compatible service description is provided (e.g. <text:span text:style-name="Verbatim_20_Char">curl -H "Accept: application/json" https://example.com/</text:span>):</text:p>
      <text:p text:style-name="Table_20_Caption">Example 8: Example of a JSON-based service description</text:p>
      <text:p text:style-name="Source_20_Code"><text:span text:style-name="FunctionTok"><text:span text:style-name="T2">{</text:span></text:span><text:span text:style-name="T2"><text:line-break/></text:span><text:span text:style-name="NormalTok"><text:span text:style-name="T2"> <text:s/></text:span></text:span><text:span text:style-name="DataTypeTok"><text:span text:style-name="T2">"@context"</text:span></text:span><text:span text:style-name="FunctionTok"><text:span text:style-name="T2">:</text:span></text:span><text:span text:style-name="NormalTok"><text:span text:style-name="T2"> </text:span></text:span><text:span text:style-name="StringTok"><text:span text:style-name="T2">"https://w3id.org/veres-one/v1"</text:span></text:span><text:span text:style-name="FunctionTok"><text:span text:style-name="T2">,</text:span></text:span><text:span text:style-name="T2"><text:line-break/></text:span><text:span text:style-name="NormalTok"><text:span text:style-name="T2"> <text:s/></text:span></text:span><text:span text:style-name="DataTypeTok"><text:span text:style-name="T2">"id"</text:span></text:span><text:span text:style-name="FunctionTok"><text:span text:style-name="T2">:</text:span></text:span><text:span text:style-name="NormalTok"><text:span text:style-name="T2"> </text:span></text:span><text:span text:style-name="StringTok"><text:span text:style-name="T2">"https://example.com/"</text:span></text:span><text:span text:style-name="FunctionTok"><text:span text:style-name="T2">,</text:span></text:span><text:span text:style-name="T2"><text:line-break/></text:span><text:span text:style-name="NormalTok"><text:span text:style-name="T2"> <text:s/></text:span></text:span><text:span text:style-name="DataTypeTok"><text:span text:style-name="T2">"name"</text:span></text:span><text:span text:style-name="FunctionTok"><text:span text:style-name="T2">:</text:span></text:span><text:span text:style-name="NormalTok"><text:span text:style-name="T2"> </text:span></text:span><text:span text:style-name="StringTok"><text:span text:style-name="T2">"Example Website"</text:span></text:span><text:span text:style-name="FunctionTok"><text:span text:style-name="T2">,</text:span></text:span><text:span text:style-name="T2"><text:line-break/></text:span><text:span text:style-name="NormalTok"><text:span text:style-name="T2"> <text:s/></text:span></text:span><text:span text:style-name="DataTypeTok"><text:span text:style-name="T2">"veresOneCreateService"</text:span></text:span><text:span text:style-name="FunctionTok"><text:span text:style-name="T2">:</text:span></text:span><text:span text:style-name="NormalTok"><text:span text:style-name="T2"> </text:span></text:span><text:span text:style-name="StringTok"><text:span text:style-name="T2">"https://example.com/veres-one/dids"</text:span></text:span><text:span text:style-name="FunctionTok"><text:span text:style-name="T2">,</text:span></text:span><text:span text:style-name="T2"><text:line-break/></text:span><text:span text:style-name="NormalTok"><text:span text:style-name="T2"> <text:s/></text:span></text:span><text:span text:style-name="DataTypeTok"><text:span text:style-name="T2">"veresOneReadService"</text:span></text:span><text:span text:style-name="FunctionTok"><text:span text:style-name="T2">:</text:span></text:span><text:span text:style-name="NormalTok"><text:span text:style-name="T2"> </text:span></text:span><text:span text:style-name="StringTok"><text:span text:style-name="T2">"https://example.com/veres-one/dids/"</text:span></text:span><text:span text:style-name="FunctionTok"><text:span text:style-name="T2">,</text:span></text:span><text:span text:style-name="T2"><text:line-break/></text:span><text:span text:style-name="NormalTok"><text:span text:style-name="T2"> <text:s/></text:span></text:span><text:span text:style-name="DataTypeTok"><text:span text:style-name="T2">"veresOneUpdateService"</text:span></text:span><text:span text:style-name="FunctionTok"><text:span text:style-name="T2">:</text:span></text:span><text:span text:style-name="NormalTok"><text:span text:style-name="T2"> </text:span></text:span><text:span text:style-name="StringTok"><text:span text:style-name="T2">"https://example.com/veres-one/dids/"</text:span></text:span><text:span text:style-name="T2"><text:line-break/></text:span><text:span text:style-name="FunctionTok"><text:span text:style-name="T2">}</text:span></text:span></text:p>
      <text:h text:style-name="Heading_20_3" text:outline-level="3"><text:bookmark text:name="creating-a-did"/>4.2 Creating a DID</text:h>
      <text:p text:style-name="First_20_Paragraph">A DID is created by performing an HTTP POST of a signed DID Document to the <text:span text:style-name="Verbatim_20_Char">veresOneCreateService</text:span>. The following HTTP status codes are defined for this service:</text:p>
      <table:table table:name="Table2" table:style-name="Table2">
        <table:table-column table:style-name="Table2.A"/>
        <table:table-column table:style-name="Table2.B"/>
        <table:table-row table:style-name="Table2.1">
          <table:table-cell table:style-name="Table2.A1" office:value-type="string">
            <text:p text:style-name="P1">HTTP Status</text:p>
          </table:table-cell>
          <table:table-cell table:style-name="Table2.A1" office:value-type="string">
            <text:p text:style-name="P1">Description</text:p>
          </table:table-cell>
        </table:table-row>
        <table:table-row>
          <table:table-cell table:style-name="Table2.A2" office:value-type="string">
            <text:p text:style-name="P1">201</text:p>
          </table:table-cell>
          <table:table-cell table:style-name="Table2.A2" office:value-type="string">
            <text:p text:style-name="P1">DID creation request was successful. The HTTP <text:span text:style-name="Verbatim_20_Char">Location</text:span> header will contain the URL for the newly created DID Document.</text:p>
          </table:table-cell>
        </table:table-row>
        <table:table-row>
          <table:table-cell table:style-name="Table2.A2" office:value-type="string">
            <text:p text:style-name="P1">400</text:p>
          </table:table-cell>
          <table:table-cell table:style-name="Table2.A2" office:value-type="string">
            <text:p text:style-name="P1">DID creation request failed.</text:p>
          </table:table-cell>
        </table:table-row>
        <table:table-row>
          <table:table-cell table:style-name="Table2.A2" office:value-type="string">
            <text:p text:style-name="P1">409</text:p>
          </table:table-cell>
          <table:table-cell table:style-name="Table2.A2" office:value-type="string">
            <text:p text:style-name="P1">A duplicate DID exists.</text:p>
          </table:table-cell>
        </table:table-row>
      </table:table>
      <text:p text:style-name="Text_20_body">An example exchange of DID creation request is shown below:</text:p>
      <text:p text:style-name="Table_20_Caption">Example 9: DID creation request</text:p>
      <text:p text:style-name="Source_20_Code"><text:span text:style-name="Verbatim_20_Char">POST /dids HTTP/1.1</text:span><text:line-break/><text:span text:style-name="Verbatim_20_Char">Host: example.com</text:span><text:line-break/><text:span text:style-name="Verbatim_20_Char">Content-Type: application/ld+json</text:span><text:line-break/><text:span text:style-name="Verbatim_20_Char">Content-Length: 1062</text:span><text:line-break/><text:span text:style-name="Verbatim_20_Char">Accept: application/ld+json, application/json, text/plain, */*</text:span><text:line-break/><text:span text:style-name="Verbatim_20_Char">Accept-Encoding: gzip, deflate</text:span><text:line-break/><text:line-break/><text:span text:style-name="Verbatim_20_Char">{</text:span><text:line-break/><text:span text:style-name="Verbatim_20_Char"> <text:s/>"@context": "https://w3id.org/webledger/v1",</text:span><text:line-break/><text:span text:style-name="Verbatim_20_Char"> <text:s/>"type": "WebLedgerEvent",</text:span><text:line-break/><text:soft-page-break/><text:span text:style-name="Verbatim_20_Char"> <text:s/>"operation": "Create",</text:span><text:line-break/><text:span text:style-name="Verbatim_20_Char"> <text:s/>"input": [{</text:span><text:line-break/><text:span text:style-name="Verbatim_20_Char"> <text:s text:c="3"/>"@context": "https://w3id.org/veres-one/v1",</text:span><text:line-break/><text:span text:style-name="Verbatim_20_Char"> <text:s text:c="3"/>"id": "did:v1:770f2d84-5e62-4caa-af95-111a3205bc84",</text:span><text:line-break/><text:span text:style-name="Verbatim_20_Char"> <text:s text:c="3"/>"authorizationCapability": [{</text:span><text:line-break/><text:span text:style-name="Verbatim_20_Char"> <text:s text:c="5"/>"permission": "UpdateDidDocument",</text:span><text:line-break/><text:span text:style-name="Verbatim_20_Char"> <text:s text:c="5"/>"entity": "did:v1:770f2d84-5e62-4caa-af95-111a3205bc84",</text:span><text:line-break/><text:span text:style-name="Verbatim_20_Char"> <text:s text:c="5"/>"permittedProofType": [{</text:span><text:line-break/><text:span text:style-name="Verbatim_20_Char"> <text:s text:c="7"/>"proofType": "LinkedDataSignature2015"</text:span><text:line-break/><text:span text:style-name="Verbatim_20_Char"> <text:s text:c="5"/>}, {</text:span><text:line-break/><text:span text:style-name="Verbatim_20_Char"> <text:s text:c="7"/>"proofType": "EquihashProof2017",</text:span><text:line-break/><text:span text:style-name="Verbatim_20_Char"> <text:s text:c="7"/>"equihashParameterAlgorithm": "VeresOne2017"</text:span><text:line-break/><text:span text:style-name="Verbatim_20_Char"> <text:s text:c="5"/>}]</text:span><text:line-break/><text:span text:style-name="Verbatim_20_Char"> <text:s text:c="3"/>}],</text:span><text:line-break/><text:span text:style-name="Verbatim_20_Char"> <text:s text:c="3"/>"authenticationCredential": [{</text:span><text:line-break/><text:span text:style-name="Verbatim_20_Char"> <text:s text:c="5"/>"id": "did:v1:770f2d84-5e62-4caa-af95-111a3205bc84/keys/1",</text:span><text:line-break/><text:span text:style-name="Verbatim_20_Char"> <text:s text:c="5"/>"type": "CryptographicKey",</text:span><text:line-break/><text:span text:style-name="Verbatim_20_Char"> <text:s text:c="5"/>"owner": "did:v1:770f2d84-5e62-4caa-af95-111a3205bc84",</text:span><text:line-break/><text:span text:style-name="Verbatim_20_Char"> <text:s text:c="5"/>"publicKeyPem": "-----BEGIN PUBLIC KEY-----\r\n</text:span><text:line-break/><text:span text:style-name="Verbatim_20_Char"> <text:s text:c="7"/>MIIBIjANBgkqhkiG9w0BAQEFAAOCAQ8AMIIBCgKCAQEAmbDqPu6IKHiiIQ4d0AQ6\r\n</text:span><text:line-break/><text:span text:style-name="Verbatim_20_Char"> <text:s text:c="7"/>PBduDhUUVqyQirvxqsdcNdKgZ2L8whBml/nTyuB4cd+hHrsfMDiHiT5kX2pbZ7Yy\r\n</text:span><text:line-break/><text:span text:style-name="Verbatim_20_Char"> <text:s text:c="7"/>2ctWkGw8e0J94CbwVh2H15gBQBUCjLiGvVIHO2pni693qmre+3Ya2NJ8gGwPLJ7h\r\n</text:span><text:line-break/><text:span text:style-name="Verbatim_20_Char"> <text:s text:c="7"/>TLca2b2dX0y16qu0MT0osUGGEoPsdg6ibD2pxnADS3GNPObHT12GrAuxjYFMHecF\r\n</text:span><text:line-break/><text:span text:style-name="Verbatim_20_Char"> <text:s text:c="7"/>A4hLZ8U+MIcVmHZuokqqbcyJyjOV+kmhFNeTKFP5P5U8HA3Y42/rE1UJp/wyy7Lc\r\n</text:span><text:line-break/><text:span text:style-name="Verbatim_20_Char"> <text:s text:c="7"/>ZAvq0t75ddXKyvYh5dkzxxeeELNKNWVxJ2yvgAr0SatLEPzxJoeYdCyU5N5E22Fj\r\n</text:span><text:line-break/><text:span text:style-name="Verbatim_20_Char"> <text:s text:c="7"/>jQIDAQAB\r\n-----END PUBLIC KEY-----\r\n"</text:span><text:line-break/><text:span text:style-name="Verbatim_20_Char"> <text:s text:c="3"/>}]</text:span><text:line-break/><text:span text:style-name="Verbatim_20_Char"> <text:s/>}],</text:span><text:line-break/><text:span text:style-name="Verbatim_20_Char"> <text:s/>"signature": [{</text:span><text:line-break/><text:span text:style-name="Verbatim_20_Char"> <text:s text:c="3"/>"type": "EquihashProof2017",</text:span><text:line-break/><text:span text:style-name="Verbatim_20_Char"> <text:s text:c="3"/>"equihashParameterN": 64,</text:span><text:line-break/><text:span text:style-name="Verbatim_20_Char"> <text:s text:c="3"/>"equihashParameterK": 3,</text:span><text:line-break/><text:span text:style-name="Verbatim_20_Char"> <text:s text:c="3"/>"nonce": "AQAAAA==",</text:span><text:line-break/><text:span text:style-name="Verbatim_20_Char"> <text:s text:c="3"/>"proofValue": "AAAaPwABxrIAAFOKAAGo4QAAVW0AAN7cAACXcgABjEI="</text:span><text:line-break/><text:span text:style-name="Verbatim_20_Char"> <text:s/>}, {</text:span><text:line-break/><text:span text:style-name="Verbatim_20_Char"> <text:s text:c="3"/>"type": "LinkedDataSignature2015",</text:span><text:line-break/><text:span text:style-name="Verbatim_20_Char"> <text:s text:c="3"/>"created": "2017-09-30T02:54:31Z",</text:span><text:line-break/><text:span text:style-name="Verbatim_20_Char"> <text:s text:c="3"/>"creator": "did:v1:770f2d84-5e62-4caa-af95-111a3205bc84/keys/1",</text:span><text:line-break/><text:span text:style-name="Verbatim_20_Char"> <text:s text:c="3"/>"signatureValue": "SNMbsPqLnB+hJFhXzS6hcpZnm9cGvSZZg7o26UYnyGYTvKder/S+Xk</text:span><text:line-break/><text:span text:style-name="Verbatim_20_Char"> <text:s text:c="5"/>hNhXisS5385Ljlf5CXTQT5j6qYZtP8ut1Benaae8TMH17txP0CfzHbUMJFnHA1+Nru+e/Pw</text:span><text:line-break/><text:span text:style-name="Verbatim_20_Char"> <text:s text:c="5"/></text:span><text:span text:style-name="Verbatim_20_Char">yPwuQ+VZYlXOB7g/tKVVZsxAYTKCAOJvJMIE+nlHjpB+RsKs9z4ZzVtddntqqAcvbZxV/o7</text:span><text:line-break/><text:span text:style-name="Verbatim_20_Char"> <text:s text:c="5"/>azBFDizeJu/gHVVMncCJ00SRoOzCOZUABRJV/k68bNSAfpELkrdWx8/xvMIF8r+LWhwdKCS</text:span><text:line-break/><text:span text:style-name="Verbatim_20_Char"> <text:s text:c="5"/>iOw4DjSwIK40yD5rOvQn/GlC+unyB8zFe60jCToz/UOJNZBiIYwo+Pwwx28Wqd4Jkb3IeDr</text:span><text:line-break/><text:span text:style-name="Verbatim_20_Char"> <text:s text:c="5"/>/L2Q=="</text:span><text:line-break/><text:span text:style-name="Verbatim_20_Char"> <text:s/>}]</text:span><text:line-break/><text:span text:style-name="Verbatim_20_Char">}</text:span></text:p>
      <text:p text:style-name="First_20_Paragraph">If the creation of the DID was successful, an HTTP 201 status code is expected in return:</text:p>
      <text:p text:style-name="Table_20_Caption"><text:soft-page-break/>Example 10: Successful DID creation response</text:p>
      <text:p text:style-name="Source_20_Code"><text:span text:style-name="Verbatim_20_Char">HTTP/1.1 201 Created</text:span><text:line-break/><text:span text:style-name="Verbatim_20_Char">Location: https://ledger.example.com/dids/did:v1:215cb1dc-1f44-4695-a07f-97649cad9938</text:span><text:line-break/><text:span text:style-name="Verbatim_20_Char">Cache-Control: no-cache, no-store, must-revalidate</text:span><text:line-break/><text:span text:style-name="Verbatim_20_Char">Pragma: no-cache</text:span><text:line-break/><text:span text:style-name="Verbatim_20_Char">Expires: 0</text:span><text:line-break/><text:span text:style-name="Verbatim_20_Char">Date: Fri, 14 Oct 2016 18:35:33 GMT</text:span><text:line-break/><text:span text:style-name="Verbatim_20_Char">Connection: keep-alive</text:span><text:line-break/><text:span text:style-name="Verbatim_20_Char">Transfer-Encoding: chunked</text:span></text:p>
      <text:h text:style-name="Heading_20_3" text:outline-level="3"><text:bookmark text:name="updating-a-did-document"/>4.3 Updating a DID Document</text:h>
      <text:p text:style-name="First_20_Paragraph">A DID is updated by performing an HTTP POST of a signed DID Document to the <text:span text:style-name="Verbatim_20_Char">veresOneUpdateService</text:span>. The following HTTP status codes are defined for this service:</text:p>
      <table:table table:name="Table1" table:style-name="Table1">
        <table:table-column table:style-name="Table1.A"/>
        <table:table-column table:style-name="Table1.B"/>
        <table:table-row>
          <table:table-cell table:style-name="Table1.A1" office:value-type="string">
            <text:p text:style-name="P6">HTTP Status</text:p>
          </table:table-cell>
          <table:table-cell table:style-name="Table1.B1" office:value-type="string">
            <text:p text:style-name="P6">Description</text:p>
          </table:table-cell>
        </table:table-row>
        <table:table-row>
          <table:table-cell table:style-name="Table1.A2" office:value-type="float" office:value="201">
            <text:p text:style-name="P5">201</text:p>
          </table:table-cell>
          <table:table-cell table:style-name="Table1.B2" office:value-type="string">
            <text:p text:style-name="P4">DID creation request was successful. </text:p>
            <text:p text:style-name="P4">The HTTP `Location` header will contain the URL for the newly created DID Document.</text:p>
          </table:table-cell>
        </table:table-row>
        <table:table-row>
          <table:table-cell table:style-name="Table1.A2" office:value-type="float" office:value="400">
            <text:p text:style-name="P5">400</text:p>
          </table:table-cell>
          <table:table-cell table:style-name="Table1.B2" office:value-type="string">
            <text:p text:style-name="P4"><text:s/>DID creation request failed.</text:p>
          </table:table-cell>
        </table:table-row>
        <table:table-row>
          <table:table-cell table:style-name="Table1.A2" office:value-type="float" office:value="409">
            <text:p text:style-name="P5">409</text:p>
          </table:table-cell>
          <table:table-cell table:style-name="Table1.B2" office:value-type="string">
            <text:p text:style-name="P4">A duplicate DID exists.</text:p>
          </table:table-cell>
        </table:table-row>
      </table:table>
      <text:p text:style-name="Text_20_body">An example exchange for a DID update request is shown below:</text:p>
      <text:p text:style-name="Table_20_Caption">Example 11: DID Document update request</text:p>
      <text:p text:style-name="Source_20_Code"><text:span text:style-name="Verbatim_20_Char">POST /dids/did:v1:215cb1dc-1f44-4695-a07f-97649cad9938 HTTP/1.1</text:span><text:line-break/><text:span text:style-name="Verbatim_20_Char">Host: example.com</text:span><text:line-break/><text:span text:style-name="Verbatim_20_Char">Content-Type: application/ld+json</text:span><text:line-break/><text:span text:style-name="Verbatim_20_Char">Content-Length: 1062</text:span><text:line-break/><text:span text:style-name="Verbatim_20_Char">Accept: application/ld+json, application/json, text/plain, */*</text:span><text:line-break/><text:span text:style-name="Verbatim_20_Char">Accept-Encoding: gzip, deflate</text:span><text:line-break/><text:line-break/><text:span text:style-name="Verbatim_20_Char">{</text:span><text:line-break/><text:span text:style-name="Verbatim_20_Char"> <text:s/>"@context": "https://w3id.org/webledger/v1",</text:span><text:line-break/><text:span text:style-name="Verbatim_20_Char"> <text:s/>"type": "WebLedgerEvent",</text:span><text:line-break/><text:span text:style-name="Verbatim_20_Char"> <text:s/>"operation": "Update",</text:span><text:line-break/><text:span text:style-name="Verbatim_20_Char"> <text:s/>"input": [{</text:span><text:line-break/><text:span text:style-name="Verbatim_20_Char"> <text:s text:c="3"/>"@context": "https://w3id.org/veres-one/v1",</text:span><text:line-break/><text:span text:style-name="Verbatim_20_Char"> <text:s text:c="3"/>"id": "did:v1:770f2d84-5e62-4caa-af95-111a3205bc84",</text:span><text:line-break/><text:span text:style-name="Verbatim_20_Char"> <text:s text:c="3"/>"authorizationCapability": [{</text:span><text:line-break/><text:span text:style-name="Verbatim_20_Char"> <text:s text:c="5"/>"permission": "UpdateDidDocument",</text:span><text:line-break/><text:span text:style-name="Verbatim_20_Char"> <text:s text:c="5"/>"entity": "did:v1:770f2d84-5e62-4caa-af95-111a3205bc84",</text:span><text:line-break/><text:span text:style-name="Verbatim_20_Char"> <text:s text:c="5"/>"permittedProofType": [{</text:span><text:line-break/><text:span text:style-name="Verbatim_20_Char"> <text:s text:c="7"/>"proofType": "LinkedDataSignature2015"</text:span><text:line-break/><text:span text:style-name="Verbatim_20_Char"> <text:s text:c="5"/>}, {</text:span><text:line-break/><text:soft-page-break/><text:span text:style-name="Verbatim_20_Char"> <text:s text:c="7"/>"proofType": "EquihashProof2017",</text:span><text:line-break/><text:span text:style-name="Verbatim_20_Char"> <text:s text:c="7"/>"equihashParameterAlgorithm": "VeresOne2017"</text:span><text:line-break/><text:span text:style-name="Verbatim_20_Char"> <text:s text:c="5"/>}]</text:span><text:line-break/><text:span text:style-name="Verbatim_20_Char"> <text:s text:c="3"/>}],</text:span><text:line-break/><text:span text:style-name="Verbatim_20_Char"> <text:s text:c="3"/>"authenticationCredential": [{</text:span><text:line-break/><text:span text:style-name="Verbatim_20_Char"> <text:s text:c="5"/>"id": "did:v1:770f2d84-5e62-4caa-af95-111a3205bc84/keys/1",</text:span><text:line-break/><text:span text:style-name="Verbatim_20_Char"> <text:s text:c="5"/>"type": "CryptographicKey",</text:span><text:line-break/><text:span text:style-name="Verbatim_20_Char"> <text:s text:c="5"/>"owner": "did:v1:770f2d84-5e62-4caa-af95-111a3205bc84",</text:span><text:line-break/><text:span text:style-name="Verbatim_20_Char"> <text:s text:c="5"/>"publicKeyPem": "-----BEGIN PUBLIC KEY-----\r\n</text:span><text:line-break/><text:span text:style-name="Verbatim_20_Char"> <text:s text:c="7"/>MIIBIjANBgkqhkiG9w0BAQEFAAOCAQ8AMIIBCgKCAQEAmbDqPu6IKHiiIQ4d0AQ6\r\n</text:span><text:line-break/><text:span text:style-name="Verbatim_20_Char"> <text:s text:c="7"/>PBduDhUUVqyQirvxqsdcNdKgZ2L8whBml/nTyuB4cd+hHrsfMDiHiT5kX2pbZ7Yy\r\n</text:span><text:line-break/><text:span text:style-name="Verbatim_20_Char"> <text:s text:c="7"/>2ctWkGw8e0J94CbwVh2H15gBQBUCjLiGvVIHO2pni693qmre+3Ya2NJ8gGwPLJ7h\r\n</text:span><text:line-break/><text:span text:style-name="Verbatim_20_Char"> <text:s text:c="7"/>TLca2b2dX0y16qu0MT0osUGGEoPsdg6ibD2pxnADS3GNPObHT12GrAuxjYFMHecF\r\n</text:span><text:line-break/><text:span text:style-name="Verbatim_20_Char"> <text:s text:c="7"/>A4hLZ8U+MIcVmHZuokqqbcyJyjOV+kmhFNeTKFP5P5U8HA3Y42/rE1UJp/wyy7Lc\r\n</text:span><text:line-break/><text:span text:style-name="Verbatim_20_Char"> <text:s text:c="7"/>ZAvq0t75ddXKyvYh5dkzxxeeELNKNWVxJ2yvgAr0SatLEPzxJoeYdCyU5N5E22Fj\r\n</text:span><text:line-break/><text:span text:style-name="Verbatim_20_Char"> <text:s text:c="7"/>jQIDAQAB\r\n-----END PUBLIC KEY-----\r\n"</text:span><text:line-break/><text:span text:style-name="Verbatim_20_Char"> <text:s text:c="3"/>}, {</text:span><text:line-break/><text:span text:style-name="Verbatim_20_Char"> <text:s text:c="5"/>"id": "did:v1:770f2d84-5e62-4caa-af95-111a3205bc84/keys/2",</text:span><text:line-break/><text:span text:style-name="Verbatim_20_Char"> <text:s text:c="5"/>"type": "CryptographicKey",</text:span><text:line-break/><text:span text:style-name="Verbatim_20_Char"> <text:s text:c="5"/>"owner": "did:v1:770f2d84-5e62-4caa-af95-111a3205bc84",</text:span><text:line-break/><text:span text:style-name="Verbatim_20_Char"> <text:s text:c="5"/>"publicKeyPem": "-----BEGIN PUBLIC KEY-----\r\n</text:span><text:line-break/><text:span text:style-name="Verbatim_20_Char"> <text:s text:c="7"/>MIIBIj0BAQEFAKHiiIQ4d0AQ6ANBgkqhkiG9wAOCAQ8AMIIBCgKCAQEAmbDqPu6I\r\n</text:span><text:line-break/><text:span text:style-name="Verbatim_20_Char"> <text:s text:c="7"/>xqsdcNdKgZ2L8whBml/nTyuBiHiPBduDhUUVqyQirvT5kX2pbZ7Yy4cd+hHrsfMD\r\n</text:span><text:line-break/><text:span text:style-name="Verbatim_20_Char"> <text:s text:c="7"/>VhVIHO2pni693qmre+2ctWkGw8e0J94Cbw3Ya2NJ8gGwPLJ7hH15gBQBUCjLiGv\r\n</text:span><text:line-break/><text:span text:style-name="Verbatim_20_Char"> <text:s text:c="7"/>0osUNPObHT12GrAuxjYFMHecFGTLca2b2dX0y16qu0MTGEoPsdg6ibD2pxnADS3G\r\n</text:span><text:line-break/><text:span text:style-name="Verbatim_20_Char"> <text:s text:c="7"/>kqqbcyJyjOV+kmh8HA3Y42/rE1UJpA4hLZ8U+MIcVmHZuo/wyy7LcFNeTKFP5P5U\r\n</text:span><text:line-break/><text:span text:style-name="Verbatim_20_Char"> <text:s text:c="7"/>5dkzxxezxJoeYdCyU5N5E2ZAvq0t75ddXKyvYh2FjeELNKNWVxJ2yvgAr0SatLEP\r\n</text:span><text:line-break/><text:span text:style-name="Verbatim_20_Char"> <text:s text:c="7"/>AQABjQID\r\n-----END PUBLIC KEY-----\r\n"</text:span><text:line-break/><text:span text:style-name="Verbatim_20_Char"> <text:s text:c="3"/>}]</text:span><text:line-break/><text:span text:style-name="Verbatim_20_Char"> <text:s/>}],</text:span><text:line-break/><text:span text:style-name="Verbatim_20_Char"> <text:s/>"signature": [{</text:span><text:line-break/><text:span text:style-name="Verbatim_20_Char"> <text:s text:c="3"/>"type": "EquihashProof2017",</text:span><text:line-break/><text:span text:style-name="Verbatim_20_Char"> <text:s text:c="3"/>"equihashParameterN": 64,</text:span><text:line-break/><text:span text:style-name="Verbatim_20_Char"> <text:s text:c="3"/>"equihashParameterK": 3,</text:span><text:line-break/><text:span text:style-name="Verbatim_20_Char"> <text:s text:c="3"/>"nonce": "AQAAAA==",</text:span><text:line-break/><text:span text:style-name="Verbatim_20_Char"> <text:s text:c="3"/>"proofValue": "AAAaPwABxrIAAFOKAAGo4QAAVW0AAN7cAACXcgABjEI="</text:span><text:line-break/><text:span text:style-name="Verbatim_20_Char"> <text:s/>}, {</text:span><text:line-break/><text:span text:style-name="Verbatim_20_Char"> <text:s text:c="3"/>"type": "LinkedDataSignature2015",</text:span><text:line-break/><text:span text:style-name="Verbatim_20_Char"> <text:s text:c="3"/>"created": "2017-09-30T02:54:31Z",</text:span><text:line-break/><text:span text:style-name="Verbatim_20_Char"> <text:s text:c="3"/>"creator": "did:v1:770f2d84-5e62-4caa-af95-111a3205bc84/keys/2",</text:span><text:line-break/><text:span text:style-name="Verbatim_20_Char"> <text:s text:c="3"/>"signatureValue": "Zg7o26UYnyGYTvKdSN6hcpZnm9cGvSZB+hJFhXzSer/S+XkMbsPqLn</text:span><text:line-break/><text:span text:style-name="Verbatim_20_Char"> <text:s text:c="5"/>VMncCJ00SRoOzCOZUABRJV/azBFDizeJu/gHVk68bNSAfpELkrdWx8/xvMIF8r+LWhwdKCS</text:span><text:line-break/><text:span text:style-name="Verbatim_20_Char"> <text:s text:c="5"/>XTQT5j6qYZtP8ut1BenahNhXisS5385Ljlf5Cae8TMH17txP0CfzHbUMJFnHA1+Nru+e/Pw</text:span><text:line-break/><text:span text:style-name="Verbatim_20_Char"> <text:s text:c="5"/>K40yD5rOvQn/GlC+unyB8ziOw4DjSwIFe60jCToz/UOJNZBiIYwo+Pwwx28Wqd4Jkb3IeDr</text:span><text:line-break/><text:span text:style-name="Verbatim_20_Char"> <text:s text:c="5"/>VVZsxAYTKCAOJvJMIE+nlHjpB+RyPwuQ+VZYlXOB7g/tKsKs9z4ZzVtddntqqAcvbZxV/o7</text:span><text:line-break/><text:span text:style-name="Verbatim_20_Char"> <text:s text:c="5"/>/45H=="</text:span><text:line-break/><text:span text:style-name="Verbatim_20_Char"> <text:s/>}]</text:span><text:line-break/><text:span text:style-name="Verbatim_20_Char">}</text:span></text:p>
      <text:p text:style-name="First_20_Paragraph"><text:soft-page-break/>If the update request for the DID was successful, an HTTP 200 status code is expected in return:</text:p>
      <text:p text:style-name="Table_20_Caption">Example 12: Successful ledger creation response</text:p>
      <text:p text:style-name="Source_20_Code"><text:span text:style-name="Verbatim_20_Char">HTTP/1.1 200 Success</text:span><text:line-break/><text:span text:style-name="Verbatim_20_Char">Cache-Control: no-cache, no-store, must-revalidate</text:span><text:line-break/><text:span text:style-name="Verbatim_20_Char">Pragma: no-cache</text:span><text:line-break/><text:span text:style-name="Verbatim_20_Char">Expires: 0</text:span><text:line-break/><text:span text:style-name="Verbatim_20_Char">Date: Fri, 14 Oct 2016 18:35:33 GMT</text:span><text:line-break/><text:span text:style-name="Verbatim_20_Char">Connection: keep-alive</text:span><text:line-break/><text:span text:style-name="Verbatim_20_Char">Transfer-Encoding: chunked</text:span></text:p>
      <text:h text:style-name="Heading_20_3" text:outline-level="3"><text:bookmark text:name="delegating-control"/>4.4 Delegating Control</text:h>
      <text:p text:style-name="First_20_Paragraph">Issue 3</text:p>
      <text:p text:style-name="Text_20_body">TBD: Explain that delegation of control is merely placing a digital wallet provider in the proofOfControl field.</text:p>
      <text:h text:style-name="Heading_20_3" text:outline-level="3"><text:bookmark text:name="key-rotation-and-transferring-control"/>4.5 Key Rotation and Transferring Control</text:h>
      <text:p text:style-name="First_20_Paragraph">Issue 4</text:p>
      <text:p text:style-name="Text_20_body">TBD: Explain that transferring control and rotating keys is a matter of adding and removing the appropriate keys from proofofControl and proofOfUpdateAuthorization.</text:p>
      <text:h text:style-name="Heading_20_3" text:outline-level="3"><text:bookmark text:name="recovering-a-did"/>4.6 Recovering a DID</text:h>
      <text:p text:style-name="First_20_Paragraph">Issue 5</text:p>
      <text:p text:style-name="Text_20_body">TBD: Explain that recoverying a DID is a matter of meeting the requirements under proofOfUpdateAuthorization.</text:p>
      <text:h text:style-name="Heading_20_2" text:outline-level="2"><text:bookmark text:name="appendix-a-examples"/>5. Appendix A: Examples</text:h>
      <text:h text:style-name="Heading_20_3" text:outline-level="3"><text:bookmark text:name="typical-did-document"/>5.1 Typical DID Document</text:h>
      <text:p text:style-name="First_20_Paragraph">The following is a complete example of a typical Veres One DID Document:</text:p>
      <text:p text:style-name="Table_20_Caption">Example 13</text:p>
      <text:p text:style-name="Source_20_Code"><text:span text:style-name="Verbatim_20_Char">{</text:span><text:line-break/><text:span text:style-name="Verbatim_20_Char"> <text:s/>"@context": "https://w3id.org/veres-one/v1",</text:span><text:line-break/><text:span text:style-name="Verbatim_20_Char"> <text:s/>"id": "did:v1:eaaf4df5-471d-404e-b143-652fe38cd2c7",</text:span><text:line-break/><text:span text:style-name="Verbatim_20_Char"> <text:s/>"authorizationCapability": [{</text:span><text:line-break/><text:span text:style-name="Verbatim_20_Char"> <text:s text:c="3"/>"permission": "UpdateDidDocument",</text:span><text:line-break/><text:span text:style-name="Verbatim_20_Char"> <text:s text:c="3"/>"entity": "did:v1:eaaf4df5-471d-404e-b143-652fe38cd2c7",</text:span><text:line-break/><text:span text:style-name="Verbatim_20_Char"> <text:s text:c="3"/>"permittedProofType": [{</text:span><text:line-break/><text:span text:style-name="Verbatim_20_Char"> <text:s text:c="5"/>"proofType": "LinkedDataSignature2015"</text:span><text:line-break/><text:span text:style-name="Verbatim_20_Char"> <text:s text:c="3"/>}, {</text:span><text:line-break/><text:soft-page-break/><text:span text:style-name="Verbatim_20_Char"> <text:s text:c="5"/>"proofType": "EquihashProof2017",</text:span><text:line-break/><text:span text:style-name="Verbatim_20_Char"> <text:s text:c="5"/>"equihashParameterAlgorithm": "VeresOne2017"</text:span><text:line-break/><text:span text:style-name="Verbatim_20_Char"> <text:s text:c="3"/>}]</text:span><text:line-break/><text:span text:style-name="Verbatim_20_Char"> <text:s/>}],</text:span><text:line-break/><text:span text:style-name="Verbatim_20_Char"> <text:s/>"authenticationCredential": [{</text:span><text:line-break/><text:span text:style-name="Verbatim_20_Char"> <text:s text:c="3"/>"id": "did:v1:eaaf4df5-471d-404e-b143-652fe38cd2c7/keys/1",</text:span><text:line-break/><text:span text:style-name="Verbatim_20_Char"> <text:s text:c="3"/>"type": "CryptographicKey",</text:span><text:line-break/><text:span text:style-name="Verbatim_20_Char"> <text:s text:c="3"/>"owner": "did:v1:eaaf4df5-471d-404e-b143-652fe38cd2c7",</text:span><text:line-break/><text:span text:style-name="Verbatim_20_Char"> <text:s text:c="3"/>"publicKeyPem": "-----BEGIN PUBLIC KEY-----\r\n</text:span><text:line-break/><text:span text:style-name="Verbatim_20_Char"> <text:s text:c="5"/>MIIBIjANBgkqhkiG9w0BAQEFAAOCAQ8AMIIBCgKCAQEAvZXq8jX38lwndvzadCsT\r\n</text:span><text:line-break/><text:span text:style-name="Verbatim_20_Char"> <text:s text:c="5"/>Xa2Zafdrg9I69gzfccH6XWY3Ddi/JoMuTSB1GwxKBfXpo9gjaPYsm6wCLv9Kku4x\r\n</text:span><text:line-break/><text:span text:style-name="Verbatim_20_Char"> <text:s text:c="5"/>HL4LA1kmIalVTVDYgSO4sGK9k9oQNTY+hgUoTtdMxMShWrVy6+DIS/ZzIPyQBtbm\r\n</text:span><text:line-break/><text:span text:style-name="Verbatim_20_Char"> <text:s text:c="5"/>9D7RojrvESmjq/OuMs6sTlC0JjEE1ijuuHY+iY7gDYcR7RGFAsi4WGbCVy6c8VqL\r\n</text:span><text:line-break/><text:span text:style-name="Verbatim_20_Char"> <text:s text:c="5"/>29h8yGps2U+AxKr9f783VGMCk469ESHVwVyw6Jbxihn/h4TH3ZH8WTQW9rpS9GhO\r\n</text:span><text:line-break/><text:span text:style-name="Verbatim_20_Char"> <text:s text:c="5"/>euSAA6iSH5UcmAzJZKSzaC+oghEJwMtOcgvr1F9iSn9tuHebgy9R6tHvEChhvdgz\r\n</text:span><text:line-break/><text:span text:style-name="Verbatim_20_Char"> <text:s text:c="5"/>2wIDAQAB\r\n</text:span><text:line-break/><text:span text:style-name="Verbatim_20_Char"> <text:s text:c="5"/>-----END PUBLIC KEY-----\r\n",</text:span><text:line-break/><text:span text:style-name="Verbatim_20_Char"> <text:s/>}]</text:span><text:line-break/><text:span text:style-name="Verbatim_20_Char">}</text:span></text:p>
      <text:h text:style-name="Heading_20_3" text:outline-level="3"><text:bookmark text:name="legacy-did-document"/>5.2 Legacy DID Document</text:h>
      <text:p text:style-name="First_20_Paragraph">The Veres One ledger was launched in 2015, predated this specification, and as a result has a number of legacy objects that developers should be aware of. The typical format for these objects are shown below:</text:p>
      <text:p text:style-name="Table_20_Caption">Example 14</text:p>
      <text:p text:style-name="Source_20_Code"><text:span text:style-name="Verbatim_20_Char">{</text:span><text:line-break/><text:span text:style-name="Verbatim_20_Char"> <text:s/>"@context": "https://w3id.org/identity/v1",</text:span><text:line-break/><text:span text:style-name="Verbatim_20_Char"> <text:s/>"id": "did:8743453f-e45e-4ac6-b85f-4513ba4c1460",</text:span><text:line-break/><text:span text:style-name="Verbatim_20_Char"> <text:s/>"idp": "did:d1d1d1d1-d1d1-d1d1-d1d1-d1d1d1d1d1d1",</text:span><text:line-break/><text:span text:style-name="Verbatim_20_Char"> <text:s/>"accessControl": {</text:span><text:line-break/><text:span text:style-name="Verbatim_20_Char"> <text:s text:c="3"/>"writePermission": [</text:span><text:line-break/><text:span text:style-name="Verbatim_20_Char"> <text:s text:c="5"/>{</text:span><text:line-break/><text:span text:style-name="Verbatim_20_Char"> <text:s text:c="7"/>"id": "did:8743453f-e45e-4ac6-b85f-4513ba4c1460/keys/1",</text:span><text:line-break/><text:span text:style-name="Verbatim_20_Char"> <text:s text:c="7"/>"type": "CryptographicKey"</text:span><text:line-break/><text:span text:style-name="Verbatim_20_Char"> <text:s text:c="5"/>},</text:span><text:line-break/><text:span text:style-name="Verbatim_20_Char"> <text:s text:c="5"/>{</text:span><text:line-break/><text:span text:style-name="Verbatim_20_Char"> <text:s text:c="7"/>"id": "did:d1d1d1d1-d1d1-d1d1-d1d1-d1d1d1d1d1d1",</text:span><text:line-break/><text:span text:style-name="Verbatim_20_Char"> <text:s text:c="7"/>"type": "Identity"</text:span><text:line-break/><text:span text:style-name="Verbatim_20_Char"> <text:s text:c="5"/>}</text:span><text:line-break/><text:span text:style-name="Verbatim_20_Char"> <text:s text:c="3"/>]</text:span><text:line-break/><text:span text:style-name="Verbatim_20_Char"> <text:s/>},</text:span><text:line-break/><text:span text:style-name="Verbatim_20_Char"> <text:s/>"publicKey": [</text:span><text:line-break/><text:span text:style-name="Verbatim_20_Char"> <text:s text:c="3"/>{</text:span><text:line-break/><text:span text:style-name="Verbatim_20_Char"> <text:s text:c="5"/>"id": "did:8743453f-e45e-4ac6-b85f-4513ba4c1460/keys/1",</text:span><text:line-break/><text:span text:style-name="Verbatim_20_Char"> <text:s text:c="5"/>"type": "CryptographicKey",</text:span><text:line-break/><text:span text:style-name="Verbatim_20_Char"> <text:s text:c="5"/>"owner": "did:8743453f-e45e-4ac6-b85f-4513ba4c1460",</text:span><text:line-break/><text:soft-page-break/><text:span text:style-name="Verbatim_20_Char"> <text:s text:c="5"/>"publicKeyPem": "-----BEGIN PUBLIC KEY-----\r\nMIIBIjA...DAQAB\r\n-----END PUBLIC KEY-----\r\n",</text:span><text:line-break/><text:span text:style-name="Verbatim_20_Char"> <text:s text:c="5"/>"@context": "https://w3id.org/identity/v1"</text:span><text:line-break/><text:span text:style-name="Verbatim_20_Char"> <text:s text:c="3"/>}</text:span><text:line-break/><text:span text:style-name="Verbatim_20_Char"> <text:s/>],</text:span><text:line-break/><text:span text:style-name="Verbatim_20_Char"> <text:s/>"signature": {</text:span><text:line-break/><text:span text:style-name="Verbatim_20_Char"> <text:s text:c="3"/>"type": "LinkedDataSignature2015",</text:span><text:line-break/><text:span text:style-name="Verbatim_20_Char"> <text:s text:c="3"/>"created": "2017-07-25T17:29:49Z",</text:span><text:line-break/><text:span text:style-name="Verbatim_20_Char"> <text:s text:c="3"/>"creator": "did:8743453f-e45e-4ac6-b85f-4513ba4c1460/keys/1",</text:span><text:line-break/><text:span text:style-name="Verbatim_20_Char"> <text:s text:c="3"/>"signatureValue": "LJoxpV...daOLHbA=="</text:span><text:line-break/><text:span text:style-name="Verbatim_20_Char"> <text:s/>}</text:span><text:line-break/><text:span text:style-name="Verbatim_20_Char">}</text:span></text:p>
      <text:h text:style-name="Heading_20_2" text:outline-level="2">Latest editor's draft</text:h>
      <text:p text:style-name="Definition_20_Term"><text:a xlink:type="simple" xlink:href="https://w3c-ccg.github.io/didm-veres-one/" text:style-name="Internet_20_link" text:visited-style-name="Visited_20_Internet_20_Link">https://w3c-ccg.github.io/didm-veres-one/</text:a></text:p>
      <text:p text:style-name="Definition_20_Term"/>
      <text:h text:style-name="Heading_20_2" text:outline-level="2">Participate</text:h>
      <text:p text:style-name="Definition"><text:a xlink:type="simple" xlink:href="https://github.com/w3c-ccg/didm-veres-one" text:style-name="Internet_20_link" text:visited-style-name="Visited_20_Internet_20_Link">GitHub w3c-ccg/didm-veres-one</text:a></text:p>
      <text:p text:style-name="Definition"><text:a xlink:type="simple" xlink:href="https://github.com/w3c-ccg/didm-veres-one/issues/" text:style-name="Internet_20_link" text:visited-style-name="Visited_20_Internet_20_Link">File a bug</text:a></text:p>
      <text:p text:style-name="Definition"><text:a xlink:type="simple" xlink:href="https://github.com/w3c-ccg/didm-veres-one/commits/gh-pages" text:style-name="Internet_20_link" text:visited-style-name="Visited_20_Internet_20_Link">Commit history</text:a></text:p>
      <text:p text:style-name="First_20_Paragraph"><text:a xlink:type="simple" xlink:href="https://www.w3.org/Consortium/Legal/ipr-notice#Copyright" text:style-name="Internet_20_link" text:visited-style-name="Visited_20_Internet_20_Link"><text:span text:style-name="Verbatim_20_Char"><text:span text:style-name="T9">Copyright</text:span></text:span></text:a><text:span text:style-name="Verbatim_20_Char"><text:span text:style-name="T9"> © 2017 the Contributors to the Veres One DID Method 1.0 Specification, published by the </text:span></text:span><text:a xlink:type="simple" xlink:href="https://www.w3.org/community/credentials/" text:style-name="Internet_20_link" text:visited-style-name="Visited_20_Internet_20_Link"><text:span text:style-name="Verbatim_20_Char"><text:span text:style-name="T9">Credentials Community Group</text:span></text:span></text:a><text:span text:style-name="Verbatim_20_Char"><text:span text:style-name="T9"> under the </text:span></text:span><text:a xlink:type="simple" xlink:href="https://www.w3.org/community/about/agreements/cla/" text:style-name="Internet_20_link" text:visited-style-name="Visited_20_Internet_20_Link"><text:span text:style-name="Verbatim_20_Char"><text:span text:style-name="T9">W3C Community Contributor License Agreement (CLA)</text:span></text:span></text:a><text:span text:style-name="Verbatim_20_Char"><text:span text:style-name="T9">. A human-readable </text:span></text:span><text:a xlink:type="simple" xlink:href="https://www.w3.org/community/about/agreements/cla-deed/" text:style-name="Internet_20_link" text:visited-style-name="Visited_20_Internet_20_Link"><text:span text:style-name="Verbatim_20_Char"><text:span text:style-name="T9">summary</text:span></text:span></text:a><text:span text:style-name="Verbatim_20_Char"><text:span text:style-name="T9"> is available.</text:span></text:span></text:p>
      <text:p text:style-name="Horizontal_20_Line"/>
      <text:h text:style-name="Heading_20_2" text:outline-level="2">Additional Credits</text:h>
      <text:p text:style-name="Text_20_body"><text:span text:style-name="T4">Editors &amp; Authors:</text:span><text:span text:style-name="T3"> </text:span><text:a xlink:type="simple" xlink:href="http://manu.sporny.org/" text:style-name="Internet_20_link" text:visited-style-name="Visited_20_Internet_20_Link"><text:span text:style-name="T5">Manu Sporny</text:span></text:a><text:span text:style-name="T5">, </text:span><text:a xlink:type="simple" xlink:href="https://digitalbazaar.com/" text:style-name="Internet_20_link" text:visited-style-name="Visited_20_Internet_20_Link"><text:span text:style-name="T5">Digital Bazaar</text:span></text:a><text:span text:style-name="T5"> &amp; </text:span><text:a xlink:type="simple" xlink:href="https://github.com/dlongley" text:style-name="Internet_20_link" text:visited-style-name="Visited_20_Internet_20_Link"><text:span text:style-name="T5">Dave Longley</text:span></text:a><text:span text:style-name="T5">, </text:span><text:a xlink:type="simple" xlink:href="https://digitalbazaar.com/" text:style-name="Internet_20_link" text:visited-style-name="Visited_20_Internet_20_Link"><text:span text:style-name="T5">Digital Bazaar</text:span></text:a></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6">rd</text:span> through October 5<text:span text:style-name="T6">th</text:span>, 2017, over 50 tech visionaries came together in Cambridge, Massachusetts to talk about the future of decentralized trust on the internet with the goal of writing 3-5 white papers and specs. This is one of them.</text:p>
      <text:p text:style-name="Text_20_body"><text:span text:style-name="T7">Preliminary Workshop Sponsors List:</text:span> BigChainDB, Blockchain Lab, Digital Contract Design, IDEO, IPFS, Protocol Labs, Toni Lane Casserly</text:p>
      <text:p text:style-name="Text_20_body"><text:span text:style-name="T7">Workshop Producer:</text:span> Christopher Allen</text:p>
      <text:p text:style-name="Text_20_body"><text:span text:style-name="T7">Workshop Facilitators: </text:span>Christopher Allen, with additional paper editorial &amp; layout by Shannon Appelcline.</text:p>
      <text:h text:style-name="Heading_20_3" text:outline-level="3"><text:soft-page-break/>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early 2018 on the west coast of the USA.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text:p text:style-name="Horizontal_20_Line"><text:span text:style-name="T4"/></text:p>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Table_20_Contents" style:display-name="Tabl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10/01/17<text:tab/>Veres One DID Method 1.0<text:tab/><text:page-number text:select-page="current">13</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editing-duration>PT1H22M53S</meta:editing-duration>
    <dc:date>2017-11-21T14:51:34</dc:date>
    <dc:creator>Shannon Appelcline</dc:creator>
    <meta:editing-cycles>6</meta:editing-cycles>
    <meta:document-statistic meta:table-count="3" meta:image-count="0" meta:object-count="0" meta:page-count="13" meta:paragraph-count="210" meta:word-count="1926" meta:character-count="2041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